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ohit Tamil" svg:font-family="'Lohit Tam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style:text-underline-style="solid" style:text-underline-width="auto" style:text-underline-color="font-color" fo:font-weight="bold" officeooo:paragraph-rsid="0010bcc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officeooo:paragraph-rsid="0010bcc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paragraph-rsid="0010bcc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4pt" style:text-underline-style="solid" style:text-underline-width="auto" style:text-underline-color="font-color" fo:font-weight="bold" officeooo:paragraph-rsid="0010bcc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" style:text-underline-style="none" fo:font-weight="normal" officeooo:paragraph-rsid="0010bcc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style:text-underline-style="none" fo:font-weight="normal" officeooo:paragraph-rsid="0010bcc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DejaVu Sans" fo:font-size="12pt" style:text-underline-style="none" fo:font-weight="normal" officeooo:paragraph-rsid="0010bcc1" style:font-size-asian="10.5pt" style:font-weight-asian="normal" style:font-size-complex="12pt" style:font-weight-complex="normal"/>
    </style:style>
    <style:style style:name="T1" style:family="text">
      <style:text-properties officeooo:rsid="0010bcc1"/>
    </style:style>
    <style:style style:name="T2" style:family="text">
      <style:text-properties style:text-position="super 58%" officeooo:rsid="0010bc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FTWARE DEVELOPMENT TECHNOLOGIES</text:span></text:p>
      <text:p text:style-name="P2"><text:span text:style-name="T1">SEMESTER PROPOSAL</text:span></text:p>
      <text:p text:style-name="P3"><text:span text:style-name="T1"/></text:p>
      <text:p text:style-name="P4"><text:span text:style-name="T1">PROJECT MANAGEMENT DATABASE:</text:span></text:p>
      <text:p text:style-name="P1"><text:span text:style-name="T1"/></text:p>
      <text:p text:style-name="P5"><text:span text:style-name="T1">this database was first developed by us in 4rth semester for PAEC(Pakistan Nuclear Regulatory Authority) , to keep a track of their on going projects.</text:span></text:p>
      <text:p text:style-name="P5"><text:span text:style-name="T1"/></text:p>
      <text:p text:style-name="P5"><text:span text:style-name="T1">As we are familiar with the structure , we propose that we go for it again as our 7</text:span><text:span text:style-name="T2">th</text:span><text:span text:style-name="T1"> semester final project</text:span></text:p>
      <text:p text:style-name="P5"><text:span text:style-name="T1"/></text:p>
      <text:p text:style-name="P4"><text:span text:style-name="T1">CHARACTERISTICS OF DB: </text:span></text:p>
      <text:p text:style-name="P6"><text:span text:style-name="T1">it will maintain </text:span></text:p>
      <text:list xml:id="list1984003401" text:style-name="L1">
        <text:list-item>
          <text:p text:style-name="P7"><text:span text:style-name="T1">the initial date when a certain project was started</text:span></text:p>
        </text:list-item>
        <text:list-item>
          <text:p text:style-name="P7"><text:span text:style-name="T1">the expected ending date</text:span></text:p>
        </text:list-item>
        <text:list-item>
          <text:p text:style-name="P7"><text:span text:style-name="T1">the staff to whom the project is allotted</text:span></text:p>
        </text:list-item>
        <text:list-item>
          <text:p text:style-name="P7"><text:span text:style-name="T1">estimated amount of money</text:span></text:p>
        </text:list-item>
        <text:list-item>
          <text:p text:style-name="P7"><text:span text:style-name="T1">its parent and child projects</text:span></text:p>
        </text:list-item>
      </text:list>
      <text:p text:style-name="P6"><text:span text:style-name="T1"/></text:p>
      <text:p text:style-name="P6"><text:span text:style-name="T1">We hope that you approve the idea. We will be very pleased <text:s/>, thank you so much. :)</text:span></text:p>
      <text:p text:style-name="P6"><text:span text:style-name="T1"/></text:p>
      <text:p text:style-name="P6"><text:span text:style-name="T1">submitted by</text:span></text:p>
      <text:p text:style-name="P6"><text:span text:style-name="T1">Amal Zafar 1275</text:span></text:p>
      <text:p text:style-name="P6"><text:span text:style-name="T1">Basma Tariq 1246</text:span></text:p>
      <text:p text:style-name="P6"><text:span text:style-name="T1">Maryam Farooq 1250</text:span></text:p>
      <text:p text:style-name="P6"><text:span text:style-name="T1">Bsse-f10-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ohit Tamil" svg:font-family="'Lohit Tam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9:31:52</meta:creation-date>
    <dc:date>2013-11-30T19:41:09</dc:date>
    <meta:editing-duration>P0D</meta:editing-duration>
    <meta:editing-cycles>1</meta:editing-cycles>
    <meta:document-statistic meta:table-count="0" meta:image-count="0" meta:object-count="0" meta:page-count="1" meta:paragraph-count="18" meta:word-count="126" meta:character-count="705" meta:non-whitespace-character-count="599"/>
    <meta:generator>LibreOffice/3.6$Linux_x86 LibreOffice_project/360m1$Build-2</meta:generator>
  </office:meta>
</office:document-meta>
</file>